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3.0339in"/>
    </style:style>
    <style:style style:name="co3" style:family="table-column">
      <style:table-column-properties fo:break-before="auto" style:column-width="1.0508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0417in" fo:break-before="auto" style:use-optimal-row-height="true"/>
    </style:style>
    <style:style style:name="ro6" style:family="table-row">
      <style:table-row-properties style:row-height="3.2854in" fo:break-before="auto" style:use-optimal-row-height="true"/>
    </style:style>
    <style:style style:name="ro7" style:family="table-row">
      <style:table-row-properties style:row-height="1.8862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419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100">
      <style:table-cell-properties style:vertical-align="top"/>
      <style:text-properties fo:font-weight="bold" style:font-weight-asian="bold" style:font-weight-complex="bold"/>
    </style:style>
    <style:style style:name="ce1" style:family="table-cell" style:parent-style-name="Default" style:data-style-name="N100">
      <style:table-cell-properties style:vertical-align="top"/>
    </style:style>
    <style:style style:name="ce6" style:family="table-cell" style:parent-style-name="Default">
      <style:table-cell-properties fo:wrap-option="wrap" style:vertical-align="top"/>
      <style:text-properties fo:font-weight="bold" style:font-weight-asian="bold" style:font-weight-complex="bold"/>
    </style:style>
    <style:style style:name="ce2" style:family="table-cell" style:parent-style-name="Default">
      <style:table-cell-properties fo:wrap-option="wrap" style:vertical-align="top"/>
    </style:style>
    <style:style style:name="ce8" style:family="table-cell" style:parent-style-name="Default">
      <style:table-cell-properties style:vertical-align="top"/>
      <style:text-properties fo:font-weight="bold" style:font-weight-asian="bold" style:font-weight-complex="bold"/>
    </style:style>
    <style:style style:name="ce3" style:family="table-cell" style:parent-style-name="Default">
      <style:table-cell-properties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ista_requisiti" table:style-name="ta1">
        <office:forms form:automatic-focus="false" form:apply-design-mode="false"/>
        <table:table-column table:style-name="co1" table:default-cell-style-name="Default"/>
        <table:table-column table:style-name="co2" table:number-columns-repeated="2" table:default-cell-style-name="ce2"/>
        <table:table-column table:style-name="co3" table:default-cell-style-name="ce3"/>
        <table:table-column table:style-name="co3" table:number-columns-repeated="16380" table:default-cell-style-name="Default"/>
        <table:table-row table:style-name="ro1">
          <table:table-cell table:style-name="ce4" office:value-type="string" calcext:value-type="string">
            <text:p>n</text:p>
          </table:table-cell>
          <table:table-cell table:style-name="ce6" office:value-type="string" calcext:value-type="string">
            <text:p>testo</text:p>
          </table:table-cell>
          <table:table-cell table:style-name="ce6" office:value-type="string" calcext:value-type="string">
            <text:p>destinatari</text:p>
          </table:table-cell>
          <table:table-cell table:style-name="ce8" office:value-type="string" calcext:value-type="string">
            <text:p>articoli decreto</text:p>
          </table:table-cell>
          <table:table-cell table:number-columns-repeated="16380"/>
        </table:table-row>
        <table:table-row table:style-name="ro2">
          <table:table-cell table:style-name="ce1" office:value-type="string" calcext:value-type="string">
            <text:p>1</text:p>
          </table:table-cell>
          <table:table-cell office:value-type="string" calcext:value-type="string">
            <text:p>I soggetti di cui al par. 1.3 DEVONO rendere disponibili i documenti e i dati di cui al par. 1.1 per il loro riutilizzo a fini commerciali e non commerciali secondo quanto indicato nelle presenti Linee Guida.</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1, cc. 2,</text:p>
            <text:p>2-ter, 2-</text:p>
            <text:p>quater</text:p>
          </table:table-cell>
          <table:table-cell table:number-columns-repeated="16380"/>
        </table:table-row>
        <table:table-row table:style-name="ro3">
          <table:table-cell table:style-name="ce1" office:value-type="string" calcext:value-type="string">
            <text:p>2</text:p>
          </table:table-cell>
          <table:table-cell office:value-type="string" calcext:value-type="string">
            <text:p>I dati DEVONO essere resi disponibili in formato aperto e leggibile meccanicamente ad un livello di almeno 3 stelle nella classificazione del modello di cui all’allegato A.</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1 e</text:p>
            <text:p>7</text:p>
          </table:table-cell>
          <table:table-cell table:number-columns-repeated="16380"/>
        </table:table-row>
        <table:table-row table:style-name="ro3">
          <table:table-cell table:style-name="ce1" office:value-type="string" calcext:value-type="string">
            <text:p>3</text:p>
          </table:table-cell>
          <table:table-cell office:value-type="string" calcext:value-type="string">
            <text:p>Nel caso in cui un dato sia disponibile in più formati, almeno uno di essi DEVE essere coerente con il Requisito 2.</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1 e</text:p>
            <text:p>7</text:p>
          </table:table-cell>
          <table:table-cell table:number-columns-repeated="16380"/>
        </table:table-row>
        <table:table-row table:style-name="ro4">
          <table:table-cell table:style-name="ce1" office:value-type="string" calcext:value-type="string">
            <text:p>4</text:p>
          </table:table-cell>
          <table:table-cell office:value-type="string" calcext:value-type="string">
            <text:p>Nel caso in cui, per soddisfare richieste di apertura, rendere disponibili i dati per il riutilizzo comporti attività che vanno al di là della semplice manipolazione che implicherebbero difficoltà sproporzionate, il titolare dei dati non ha l’obbligo di adeguare i documenti o crearne nuovi o fornire estratti di documenti, motivando, attraverso un apposito provvedimento, le difficoltà sproporzionate anche indicando le attività sui dati che eccedono la semplice manipolazione.</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2 e</text:p>
            <text:p>7</text:p>
          </table:table-cell>
          <table:table-cell table:number-columns-repeated="16380"/>
        </table:table-row>
        <table:table-row table:style-name="ro3">
          <table:table-cell table:style-name="ce1" office:value-type="string" calcext:value-type="string">
            <text:p>5</text:p>
          </table:table-cell>
          <table:table-cell office:value-type="string" calcext:value-type="string">
            <text:p>I dati dinamici DEVONO essere messi a disposizione per il riutilizzo attraverso API coerenti con il Requisito 27.</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5 e</text:p>
            <text:p>7</text:p>
          </table:table-cell>
          <table:table-cell table:number-columns-repeated="16380"/>
        </table:table-row>
        <table:table-row table:style-name="ro5">
          <table:table-cell table:style-name="ce1" office:value-type="string" calcext:value-type="string">
            <text:p>6</text:p>
          </table:table-cell>
          <table:table-cell office:value-type="string" calcext:value-type="string">
            <text:p>I dati dinamici DEVONO essere resi disponibili per il riutilizzo immediatamente dopo la raccolta. Se, per motivi di capacità finanziarie o tecniche, ciò non sia possibile, allora i dati dinamici POSSONO essere resi disponibili per il riutilizzo entro un termine e/o con temporanee restrizioni tecniche, tali, però, da non pregiudicare indebitamente lo sfruttamento del loro potenziale economico e sociale. Il termine e le restrizioni tecniche di cui sopra DEVONO essere definiti e motivati con apposito provvedimento del titolare del trattamento dei dati.</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5,</text:p>
            <text:p>6 e 7</text:p>
          </table:table-cell>
          <table:table-cell table:number-columns-repeated="16380"/>
        </table:table-row>
        <table:table-row table:style-name="ro3">
          <table:table-cell table:style-name="ce1" office:value-type="string" calcext:value-type="string">
            <text:p>7</text:p>
          </table:table-cell>
          <table:table-cell office:value-type="string" calcext:value-type="string">
            <text:p>Le serie di dati di elevato valore DEVONO essere messe a disposizione per il riutilizzo attraverso API coerenti con il Requisito 27 e, se del caso, attraverso download in blocco.</text:p>
          </table:table-cell>
          <table:table-cell office:value-type="string" calcext:value-type="string">
            <text:p>Pubbliche Amministrazioni</text:p>
            <text:p>Organismi di diritto pubblico</text:p>
            <text:p>Imprese pubbliche</text:p>
          </table:table-cell>
          <table:table-cell office:value-type="string" calcext:value-type="string">
            <text:p>Art. 6, c. 8</text:p>
            <text:p>Art. 12-bis, c.</text:p>
            <text:p>1</text:p>
          </table:table-cell>
          <table:table-cell table:number-columns-repeated="16380"/>
        </table:table-row>
        <table:table-row table:style-name="ro6">
          <table:table-cell table:style-name="ce1" office:value-type="string" calcext:value-type="string">
            <text:p>8</text:p>
          </table:table-cell>
          <table:table-cell office:value-type="string" calcext:value-type="string">
            <text:p>Le serie di dati di elevato valore, individuate dal Regolamento (UE) di esecuzione n. 2023/138, DEVONO essere messe a disposizione gratuitamente ad eccezione di quelle:</text:p>
            <text:p>• in possesso delle imprese pubbliche qualora ciò determini una distorsione della concorrenza nei pertinenti mercati, se così previsto dagli atti di esecuzione di cui sopra;</text:p>
            <text:p>• in possesso di biblioteche, comprese le biblioteche universitarie, musei e archivi;</text:p>
            <text:p>• che, in possesso degli enti pubblici, generano utili per coprire una parte sostanziale dei costi inerenti allo svolgimento dei compiti di servizio pubblico e la loro messa a disposizione gratuita avrebbe un impatto sostanziale sul bilancio di tali enti. In tal caso la possibile esenzione dall’obbligo di mettere a disposizione gratuitamente le serie di dati di valore elevato deve durare per un periodo non superiore ai due anni dall’entrata in vigore del Regolamento (UE) di esecuzione n. 2023/138.</text:p>
          </table:table-cell>
          <table:table-cell office:value-type="string" calcext:value-type="string">
            <text:p>Pubbliche Amministrazioni</text:p>
            <text:p>Organismi di diritto pubblico</text:p>
          </table:table-cell>
          <table:table-cell office:value-type="string" calcext:value-type="string">
            <text:p>Art. 12-bis, c.</text:p>
            <text:p>1</text:p>
          </table:table-cell>
          <table:table-cell table:number-columns-repeated="16380"/>
        </table:table-row>
        <table:table-row table:style-name="ro2">
          <table:table-cell table:style-name="ce1" office:value-type="string" calcext:value-type="string">
            <text:p>9</text:p>
          </table:table-cell>
          <table:table-cell office:value-type="string" calcext:value-type="string">
            <text:p>I dati della ricerca DEVONO essere resi disponibili gratuitamente per il riutilizzo per fini commerciali o non commerciali, nel rispetto della disciplina sulla protezione dei dati personali.</text:p>
          </table:table-cell>
          <table:table-cell office:value-type="string" calcext:value-type="string">
            <text:p>Pubbliche Amministrazioni</text:p>
            <text:p>Organismi di diritto pubblico</text:p>
            <text:p>Imprese pubbliche</text:p>
          </table:table-cell>
          <table:table-cell office:value-type="string" calcext:value-type="string">
            <text:p>Art. 7, c. 9-</text:p>
            <text:p>bis</text:p>
          </table:table-cell>
          <table:table-cell table:number-columns-repeated="16380"/>
        </table:table-row>
        <table:table-row table:style-name="ro7">
          <table:table-cell table:style-name="ce1" office:value-type="string" calcext:value-type="string">
            <text:p>10</text:p>
          </table:table-cell>
          <table:table-cell office:value-type="string" calcext:value-type="string">
            <text:p>Per rendere i dati reperibili È RICHIESTO:</text:p>
            <text:p>• documentare i dati con metadati dettagliati;</text:p>
            <text:p>• assegnare a dati e metadati un identificatore univoco e persistente (per es. DOI);</text:p>
            <text:p>• rendere disponibili online i metadati attraverso una risorsa consultabile, come per esempio un catalogo o un repository, seguendo il Requisito 29 e il Requisito 30;</text:p>
            <text:p>• specificare l’identificatore del dato nei metadati seguendo le indicazioni presenti nei documenti di cui al Requisito 15 e al Requisito 16.</text:p>
          </table:table-cell>
          <table:table-cell office:value-type="string" calcext:value-type="string">
            <text:p>Pubbliche Amministrazioni</text:p>
            <text:p>Organismi di diritto pubblico</text:p>
            <text:p>Imprese pubbliche</text:p>
          </table:table-cell>
          <table:table-cell office:value-type="string" calcext:value-type="string">
            <text:p>Art. 9-bis, c.</text:p>
            <text:p>3</text:p>
          </table:table-cell>
          <table:table-cell table:number-columns-repeated="16380"/>
        </table:table-row>
        <table:table-row table:style-name="ro4">
          <table:table-cell table:style-name="ce1" office:value-type="string" calcext:value-type="string">
            <text:p>11</text:p>
          </table:table-cell>
          <table:table-cell office:value-type="string" calcext:value-type="string">
            <text:p>Per rendere i dati accessibili È RICHIESTO:</text:p>
            <text:p>• consentire l’accesso a dati e metadati a partire dall’identificatore univoco e persistente assegnato;</text:p>
            <text:p>• utilizzare protocolli standardizzati e aperti (per es. Https);</text:p>
            <text:p>• rendere sempre disponibili i metadati anche quando i dati non sono accessibili (o perché sono applicati meccanismi di autenticazione e autorizzazione all’accesso o perché non più disponibili).</text:p>
          </table:table-cell>
          <table:table-cell office:value-type="string" calcext:value-type="string">
            <text:p>Pubbliche Amministrazioni</text:p>
            <text:p>Organismi di diritto pubblico</text:p>
            <text:p>Imprese pubbliche</text:p>
          </table:table-cell>
          <table:table-cell office:value-type="string" calcext:value-type="string">
            <text:p>Art. 9-bis, c.</text:p>
            <text:p>3</text:p>
          </table:table-cell>
          <table:table-cell table:number-columns-repeated="16380"/>
        </table:table-row>
        <table:table-row table:style-name="ro8">
          <table:table-cell table:style-name="ce1" office:value-type="string" calcext:value-type="string">
            <text:p>12</text:p>
          </table:table-cell>
          <table:table-cell office:value-type="string" calcext:value-type="string">
            <text:p>Per rendere i dati interoperabili È RICHIESTO:</text:p>
            <text:p>• fornire i dati in formato aperto secondo i requisiti definiti nelle presenti Linee Guida;</text:p>
            <text:p>• utilizzare gli standard pertinenti per i metadati; • utilizzare, ove possibile, vocabolari controllati, parole chiave, thesauri e ontologie;</text:p>
            <text:p>• inserire riferimenti qualificati ad altri dati o metadati.</text:p>
          </table:table-cell>
          <table:table-cell office:value-type="string" calcext:value-type="string">
            <text:p>Pubbliche Amministrazioni</text:p>
            <text:p>Organismi di diritto pubblico</text:p>
            <text:p>Imprese pubbliche</text:p>
          </table:table-cell>
          <table:table-cell office:value-type="string" calcext:value-type="string">
            <text:p>Art. 9-bis, c.</text:p>
            <text:p>3</text:p>
          </table:table-cell>
          <table:table-cell table:number-columns-repeated="16380"/>
        </table:table-row>
        <table:table-row table:style-name="ro9">
          <table:table-cell table:style-name="ce1" office:value-type="string" calcext:value-type="string">
            <text:p>13</text:p>
          </table:table-cell>
          <table:table-cell office:value-type="string" calcext:value-type="string">
            <text:p>Per rendere i dati riusabili È RICHIESTO:</text:p>
            <text:p>• rendere disponibili dati accurati e ben descritti con molti attributi pertinenti;</text:p>
            <text:p>• assegnare ai dati una licenza d’uso chiara e accessibile secondo il Requisito 20 e il Requisito 21;</text:p>
            <text:p>• rendere chiaro come, perché, quando e da chi I dati sono stati creati e processati;</text:p>
            <text:p><text:span text:style-name="T1">• seguire i pertinenti standard di dominio per dati e metadati.</text:span></text:p>
          </table:table-cell>
          <table:table-cell office:value-type="string" calcext:value-type="string">
            <text:p>Pubbliche Amministrazioni</text:p>
            <text:p>Organismi di diritto pubblico</text:p>
            <text:p>Imprese pubbliche</text:p>
          </table:table-cell>
          <table:table-cell office:value-type="string" calcext:value-type="string">
            <text:p>Art. 9-bis, c.</text:p>
            <text:p>3</text:p>
          </table:table-cell>
          <table:table-cell table:number-columns-repeated="16380"/>
        </table:table-row>
        <table:table-row table:style-name="ro10">
          <table:table-cell table:style-name="ce1" office:value-type="string" calcext:value-type="string">
            <text:p>14</text:p>
          </table:table-cell>
          <table:table-cell office:value-type="string" calcext:value-type="string">
            <text:p>Nel caso di dati territoriali, DEVONO essere applicate le regole tecniche adottate nell’ambito del framework definito in applicazione della Direttiva 2007/2/CE e relativo decreto di recepimento, D. Lgs. n. 32/2010, oltre che di tutte le altre norme ad essi collegate.</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1, c. 2-</text:p>
            <text:p>quinquies</text:p>
            <text:p>Art. 6, c. 9</text:p>
          </table:table-cell>
          <table:table-cell table:number-columns-repeated="16380"/>
        </table:table-row>
        <table:table-row table:style-name="ro2">
          <table:table-cell table:style-name="ce1" office:value-type="string" calcext:value-type="string">
            <text:p>15</text:p>
          </table:table-cell>
          <table:table-cell office:value-type="string" calcext:value-type="string">
            <text:p>I dati, con esclusione di quelli territoriali, resi disponibili per il riutilizzo DEVONO essere documentati attraverso metadati conformi al profilo DCAT-AP_IT definito con la guida operativa per i cataloghi dati.</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 1</text:p>
            <text:p>Art. 9, c. 1</text:p>
          </table:table-cell>
          <table:table-cell table:number-columns-repeated="16380"/>
        </table:table-row>
        <table:table-row table:style-name="ro11">
          <table:table-cell table:style-name="ce1" office:value-type="string" calcext:value-type="string">
            <text:p>16</text:p>
          </table:table-cell>
          <table:table-cell office:value-type="string" calcext:value-type="string">
            <text:p>I dati territoriali resi disponibili per il riutilizzo DEVONO essere documentati esclusivamente attraverso metadati conformi alle “Linee Guida recanti regole tecniche per la definizione e l’aggiornamento del contenuto del Repertorio Nazionale dei Dati Territoriali” e le relative guide operative.</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 1</text:p>
            <text:p>Art. 9, c. 1</text:p>
          </table:table-cell>
          <table:table-cell table:number-columns-repeated="16380"/>
        </table:table-row>
        <table:table-row table:style-name="ro10">
          <table:table-cell table:style-name="ce1" office:value-type="string" calcext:value-type="string">
            <text:p>17</text:p>
          </table:table-cell>
          <table:table-cell office:value-type="string" calcext:value-type="string">
            <text:p>Le pubbliche amministrazioni e gli organismi di diritto pubblico, al fine di facilitare la conservazione dei documenti disponibili per il riutilizzo DEVONO seguire le indicazioni fornite nelle “Linee Guida sulla formazione, gestione e conservazione dei documenti informatici”.</text:p>
          </table:table-cell>
          <table:table-cell office:value-type="string" calcext:value-type="string">
            <text:p>Pubbliche Amministrazioni</text:p>
            <text:p>Organismi di diritto pubblico</text:p>
          </table:table-cell>
          <table:table-cell office:value-type="string" calcext:value-type="string">
            <text:p>Art. 9, c. 3</text:p>
          </table:table-cell>
          <table:table-cell table:number-columns-repeated="16380"/>
        </table:table-row>
        <table:table-row table:style-name="ro5">
          <table:table-cell table:style-name="ce1" office:value-type="string" calcext:value-type="string">
            <text:p>18</text:p>
          </table:table-cell>
          <table:table-cell office:value-type="string" calcext:value-type="string">
            <text:p>In caso di richieste di riutilizzo di dati DEVE essere seguita la procedura di esame ed evasione di dette richieste definita nelle presenti Linee Guida, salvo che il titolare dei dati non abbia individuato una propria specifica analoga procedura. Sono tenute comunque a definire termini e modalità di riutilizzo dei dati le imprese pubbliche, gli istituti di istruzione, le organizzazioni che svolgono attività di ricerca, le organizzazioni che finanziano la ricerca, il DIS, l’AISE e l’AISI. In ogni caso, DEVONO essere rispettati i termini temporali previsti dal Decreto.</text:p>
          </table:table-cell>
          <table:table-cell office:value-type="string" calcext:value-type="string">
            <text:p>Pubbliche Amministrazioni</text:p>
            <text:p>Organismi di diritto pubblico</text:p>
            <text:p>Imprese pubbliche</text:p>
          </table:table-cell>
          <table:table-cell office:value-type="string" calcext:value-type="string">
            <text:p>Art. 5</text:p>
          </table:table-cell>
          <table:table-cell table:number-columns-repeated="16380"/>
        </table:table-row>
        <table:table-row table:style-name="ro2">
          <table:table-cell table:style-name="ce1" office:value-type="string" calcext:value-type="string">
            <text:p>19</text:p>
          </table:table-cell>
          <table:table-cell office:value-type="string" calcext:value-type="string">
            <text:p>I titolari dei dati disponibili per il riutilizzo NON DEVONO:</text:p>
            <text:p>• utilizzare licenze che non consentano opere derivate o uso commerciale;</text:p>
            <text:p>• utilizzare licenze di tipo proprietario.</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1, c. 2</text:p>
            <text:p>Art. 8, cc. 1 e</text:p>
            <text:p>2</text:p>
          </table:table-cell>
          <table:table-cell table:number-columns-repeated="16380"/>
        </table:table-row>
        <table:table-row table:style-name="ro8">
          <table:table-cell table:style-name="ce1" office:value-type="string" calcext:value-type="string">
            <text:p>20</text:p>
          </table:table-cell>
          <table:table-cell office:value-type="string" calcext:value-type="string">
            <text:p>Per i nuovi dati aperti nativi, salvo quanto precisato nel Requisito 21, DEVE essere applicata la licenza CC-BY nell’ultima versione disponibile (al momento della stesura delle presenti Linee Guida, la 4.0), presupponendo altresì l’attribuzione automatica di tale licenza nel caso di applicazione del principio “open data by default”, di cui all’articolo 52 del CAD.</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8, cc. 1 e</text:p>
            <text:p>2</text:p>
          </table:table-cell>
          <table:table-cell table:number-columns-repeated="16380"/>
        </table:table-row>
        <table:table-row table:style-name="ro7">
          <table:table-cell table:style-name="ce1" office:value-type="string" calcext:value-type="string">
            <text:p>21</text:p>
          </table:table-cell>
          <table:table-cell office:value-type="string" calcext:value-type="string">
            <text:p>L’adozione, qualora possibile e/o previsto, di una licenza diversa dalla CC-BY 4.0 o CC0 DEVE essere formalmente motivata, anche alla luce dei principi espressi dalla Direttiva, salvo che sia stata adottata una licenza altrettanto compatibile come la CDLA 2.0 permissive ovvero qualsiasi altra licenza aperta equivalente o meno restrittiva, che consenta il riutilizzo salvo obbligo di attribuzione, dando credito al concedente. Per le serie di dati di elevato valore vale quanto indicato nel Regolamento (UE) di esecuzione n. 2023/138.</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8, cc. 1 e</text:p>
            <text:p>2</text:p>
          </table:table-cell>
          <table:table-cell table:number-columns-repeated="16380"/>
        </table:table-row>
        <table:table-row table:style-name="ro8">
          <table:table-cell table:style-name="ce1" office:value-type="string" calcext:value-type="string">
            <text:p>22</text:p>
          </table:table-cell>
          <table:table-cell office:value-type="string" calcext:value-type="string">
            <text:p>I dati DEVONO essere resi disponibili per il riutilizzo gratuitamente, salvo eventuale applicazione dei costi marginali effettivamente sostenuti per la riproduzione, la messa a disposizione e la divulgazione dei dati, nonché per l’anonimizzazione di dati personali o per le misure adottate per proteggere le informazioni commerciali a carattere riservato.</text:p>
          </table:table-cell>
          <table:table-cell office:value-type="string" calcext:value-type="string">
            <text:p>Pubbliche Amministrazioni</text:p>
            <text:p>Organismi di diritto pubblico</text:p>
          </table:table-cell>
          <table:table-cell office:value-type="string" calcext:value-type="string">
            <text:p>Art. 7, c. 1</text:p>
          </table:table-cell>
          <table:table-cell table:number-columns-repeated="16380"/>
        </table:table-row>
        <table:table-row table:style-name="ro5">
          <table:table-cell table:style-name="ce1" office:value-type="string" calcext:value-type="string">
            <text:p>23</text:p>
          </table:table-cell>
          <table:table-cell office:value-type="string" calcext:value-type="string">
            <text:p>Nel caso in cui sia richiesto il pagamento di un corrispettivo, il totale delle entrate provenienti dalla fornitura e dall’autorizzazione al riutilizzo dei documenti in un esercizio contabile NON PUÒ superare i costi marginali del servizio reso (comprendenti i costi di raccolta, produzione, riproduzione, diffusione, archiviazione dei dati, conservazione e gestione dei diritti e, ove applicabile, di anonimizzazione dei dati personali e delle misure adottate per proteggere le informazioni commerciali a carattere riservato), maggiorati di un utile ragionevole sugli investimenti.</text:p>
          </table:table-cell>
          <table:table-cell office:value-type="string" calcext:value-type="string">
            <text:p>Pubbliche Amministrazioni</text:p>
            <text:p>Organismi di diritto pubblico</text:p>
          </table:table-cell>
          <table:table-cell office:value-type="string" calcext:value-type="string">
            <text:p>Art. 7, c. 3-</text:p>
            <text:p>bis</text:p>
          </table:table-cell>
          <table:table-cell table:number-columns-repeated="16380"/>
        </table:table-row>
        <table:table-row table:style-name="ro11">
          <table:table-cell table:style-name="ce1" office:value-type="string" calcext:value-type="string">
            <text:p>24</text:p>
          </table:table-cell>
          <table:table-cell office:value-type="string" calcext:value-type="string">
            <text:p>L’importo totale delle tariffe DEVE essere calcolato in base a parametri oggettivi, trasparenti e verificabili ed è determinato secondo il criterio del costo marginale del servizio con decreti dei Ministri competenti, di concerto con il Ministro dell’economia e delle finanze sentita l’Agenzia per l’Italia digitale.</text:p>
          </table:table-cell>
          <table:table-cell office:value-type="string" calcext:value-type="string">
            <text:p>Pubbliche Amministrazioni</text:p>
            <text:p>Organismi di diritto pubblico</text:p>
          </table:table-cell>
          <table:table-cell office:value-type="string" calcext:value-type="string">
            <text:p>Art. 7, c. 4</text:p>
          </table:table-cell>
          <table:table-cell table:number-columns-repeated="16380"/>
        </table:table-row>
        <table:table-row table:style-name="ro11">
          <table:table-cell table:style-name="ce1" office:value-type="string" calcext:value-type="string">
            <text:p>25</text:p>
          </table:table-cell>
          <table:table-cell office:value-type="string" calcext:value-type="string">
            <text:p>Nel caso di enti territoriali ed enti e organismi pubblici diversi da quelli indicati, gli importi delle tariffe, calcolati sulla base dei criteri indicati innanzi, e le relative modalità di versamento sono determinati con disposizioni o atti deliberativi dell’ente titolare, sentita l’Agenzia per l’Italia Digitale.</text:p>
          </table:table-cell>
          <table:table-cell office:value-type="string" calcext:value-type="string">
            <text:p>Pubbliche Amministrazioni</text:p>
            <text:p>Organismi di diritto pubblico</text:p>
          </table:table-cell>
          <table:table-cell office:value-type="string" calcext:value-type="string">
            <text:p>Art. 7, c. 9</text:p>
          </table:table-cell>
          <table:table-cell table:number-columns-repeated="16380"/>
        </table:table-row>
        <table:table-row table:style-name="ro12">
          <table:table-cell table:style-name="ce1" office:value-type="string" calcext:value-type="string">
            <text:p>26</text:p>
          </table:table-cell>
          <table:table-cell office:value-type="string" calcext:value-type="string">
            <text:p>Le condizioni applicabili al riutilizzo dei dati e l’effettivo ammontare delle tariffe applicate, compresa la base di calcolo utilizzata per tali tariffe e gli elementi presi in considerazione nel calcolo di tali tariffe, DEVONO essere pubblicati sui siti istituzionali di pubbliche amministrazioni, organismi di diritto pubblico e imprese pubbliche competenti, previa comunicazione ad AgID.</text:p>
          </table:table-cell>
          <table:table-cell office:value-type="string" calcext:value-type="string">
            <text:p>Pubbliche Amministrazioni</text:p>
            <text:p>Organismi di diritto pubblico</text:p>
            <text:p>Imprese pubbliche</text:p>
          </table:table-cell>
          <table:table-cell office:value-type="string" calcext:value-type="string">
            <text:p>Art. 7, c. 9-</text:p>
            <text:p>ter</text:p>
          </table:table-cell>
          <table:table-cell table:number-columns-repeated="16380"/>
        </table:table-row>
        <table:table-row table:style-name="ro8">
          <table:table-cell table:style-name="ce1" office:value-type="string" calcext:value-type="string">
            <text:p>27</text:p>
          </table:table-cell>
          <table:table-cell office:value-type="string" calcext:value-type="string">
            <text:p>Le API sviluppate per rendere disponibili i dati per il riutilizzo DEVONO essere conformi alle “Linee Guida sull’interoperabilità tecnica delle Pubbliche Amministrazioni” e le “Linee Guida Tecnologie e standard per la sicurezza dell’interoperabilità tramite API dei sistemi informatici”, adottate con la Determinazione di AgID n. 547/2021.</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5 e</text:p>
            <text:p>8</text:p>
          </table:table-cell>
          <table:table-cell table:number-columns-repeated="16380"/>
        </table:table-row>
        <table:table-row table:style-name="ro2">
          <table:table-cell table:style-name="ce1" office:value-type="string" calcext:value-type="string">
            <text:p>28</text:p>
          </table:table-cell>
          <table:table-cell office:value-type="string" calcext:value-type="string">
            <text:p>Nel caso di dati territoriali, il Requisito 27 è attuato attraverso l’implementazione dei servizi di rete di cui all’art. 11 della Direttiva 2007/2/CE, del Regolamento (CE) n. 976/2009 e delle relative Linee Guida tecniche.</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 9</text:p>
          </table:table-cell>
          <table:table-cell table:number-columns-repeated="16380"/>
        </table:table-row>
        <table:table-row table:style-name="ro2">
          <table:table-cell table:style-name="ce1" office:value-type="string" calcext:value-type="string">
            <text:p>29</text:p>
          </table:table-cell>
          <table:table-cell office:value-type="string" calcext:value-type="string">
            <text:p>Le amministrazioni DEVONO inserire e mantenere aggiornati nel portale dati.gov.it, attraverso le modalità di alimentazione previste dal catalogo, i metadati dei dati, ad esclusione di quelli territoriali.</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9, cc. 1 e</text:p>
            <text:p>2</text:p>
          </table:table-cell>
          <table:table-cell table:number-columns-repeated="16380"/>
        </table:table-row>
        <table:table-row table:style-name="ro2">
          <table:table-cell table:style-name="ce1" office:value-type="string" calcext:value-type="string">
            <text:p>30</text:p>
          </table:table-cell>
          <table:table-cell office:value-type="string" calcext:value-type="string">
            <text:p>I dati territoriali DEVONO essere documentati esclusivamente presso il Repertorio Nazionale dei Dati Territoriali (RNDT) che, in maniera automatizzata, si occupa dell’allineamento con il portale nazionale dei dati aperti dati.gov.it.</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9, cc. 1 e</text:p>
            <text:p>2</text:p>
          </table:table-cell>
          <table:table-cell table:number-columns-repeated="16380"/>
        </table:table-row>
        <table:table-row table:style-name="ro3">
          <table:table-cell table:style-name="ce1" office:value-type="string" calcext:value-type="string">
            <text:p>31</text:p>
          </table:table-cell>
          <table:table-cell office:value-type="string" calcext:value-type="string">
            <text:p>I destinatari delle presenti Linee Guida DEVONO pubblicare e aggiornare annualmente sui propri siti istituzionali gli elenchi delle categorie di dati detenuti ai fini del riutilizzo.</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9, cc. 1</text:p>
          </table:table-cell>
          <table:table-cell table:number-columns-repeated="16380"/>
        </table:table-row>
        <table:table-row table:style-name="ro1" table:number-rows-repeated="104854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30">00/00/0000</text:date>, <text:time style:data-style-name="N2" text:time-value="16:10:59.70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2-30T16:12:49.498000000</dc:date>
    <meta:editing-duration>PT8M10S</meta:editing-duration>
    <meta:editing-cycles>6</meta:editing-cycles>
    <meta:generator>LibreOffice/7.6.4.1$Windows_X86_64 LibreOffice_project/e19e193f88cd6c0525a17fb7a176ed8e6a3e2aa1</meta:generator>
    <meta:document-statistic meta:table-count="1" meta:cell-count="128" meta:object-count="0"/>
  </office:meta>
</office:document-meta>
</file>